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8pt" style:font-size-asian="18pt" style:font-size-complex="18pt"/>
    </style:style>
    <style:style style:name="P2" style:family="paragraph" style:parent-style-name="Standard">
      <style:paragraph-properties fo:text-align="justify" style:justify-single-word="false"/>
      <style:text-properties style:font-name="Calibri"/>
    </style:style>
    <style:style style:name="P3" style:family="paragraph" style:parent-style-name="Standard">
      <style:paragraph-properties fo:text-align="justify" style:justify-single-word="false"/>
    </style:style>
    <style:style style:name="T1" style:family="text">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itique d'une œuvre de vulgarisation scientifique </text:p>
      <text:p text:style-name="P1">Descendons nous de Darwin ?</text:p>
      <text:p text:style-name="Standard"/>
      <text:p text:style-name="Standard"/>
      <text:p text:style-name="Standard"/>
      <text:p text:style-name="P3"><text:span text:style-name="T1">« Descendons-nous de Darwin ? » est un livre publié en 2015 chez l'éditeur Le Pommier. La date de publication est assez récente pour que l'on puisse partir du principe que la problématique débattue dans le livre ainsi que les arguments défendus sont encore d'actualité.</text:span></text:p>
      <text:p text:style-name="P2">L'auteur de ce livre, Guillaume Lecointre, est un zoologiste et systématicien français, directeur de département et professeur au Muséum d'Histoire naturelle. D'après sa formation, nous pouvons déduire qu'il possède largement les connaissances nécessaires à l'écriture d'un livre traitant de la théorie de Darwin.</text:p>
      <text:p text:style-name="P2">Un premier regard sur le livre permet de comprendre qu'il ne s'agit pas d'une œuvre destinée aux scientifiques possédant des connaissances poussées dans le domaine de la Théorie de Darwin : un aspect ludique (police, couleurs) et un glossaire des mots compliqués situent cet ouvrage du côté du public novice ou possédant des bases en biologie et souhaitant les approfondir. </text:p>
      <text:p text:style-name="P2"/>
      <text:p text:style-name="P2">Ce livre de 128 pages est partagé en 4 sous-sections principales, dont la première s'intitule « Pourquoi j'ai eu envie de croquer la pomme ». L'auteur y explique les raisons qui l'ont poussé à écrire le livre. Afin de se rapprocher du lecteur et de gagner sa confiance, dès la première phrase il utilise la première personne du pluriel (« nous ») pour se placer et, intuitivement, placer le lecteur aussi dans une position commune de défense face aux médias et à l'enseignement qui, selon lui, contribuent à donner une mauvaise idée de la Théorie de Darwin aux masses. De plus, son langage peut être qualifié de « chaleureux » et rend la lecture plus ludique qu'un simple livre scientifique (exemples : «pour ce brave Darwin »,P9L19), ainsi que ses exemples très accessibles tirés, par exemple, de films que l'on ne pourrait pas spécialement qualifier de « scientifiquement correctes » (par exemple Jurassic World, P14L2). </text:p>
      <text:p text:style-name="P2">La suite de cette section comprend un avant goût du reste de la lecture, schéma qui suit celui du texte argumentatif : il est aisé de comprendre assez rapidement que l'auteur veut réexpliquer la Théorie de Darwin à un public très large. L'idée à défendre dans le reste du livre est donc que ce dernier voit le hasard comme étant le facteur le plus important de la sélection naturelle, et que celle-ci explique surtout les régularités plutôt que les changements et l'évolution, contrairement à une idée très répandue.</text:p>
      <text:p text:style-name="P2">En plus de défendre ces deux idées, Lecointre va expliquer pourquoi certaines autres théories (comme le réductionnisme génétique ou l'adaptationnisme naïf) ne sont selon lui pas de bonnes explications aux régularités biologiques à tous les niveaux d'organisation. </text:p>
      <text:p text:style-name="P2"/>
      <text:p text:style-name="P2">La deuxième section s'intitule « au cœur de la Pomme » et vient argumenter les propositions du premier chapitre de l'auteur. Il commence par argumenter sur le fait que la sélection naturelle est d'abord un facteur de « régularité apparente malgré des variations incessantes » (P32L1), et que donc l'idée selon laquelle l'espèce est une réalité en elle même est fausse .Un premier schéma est présent dans ce chapitre, résumant le raisonnement de Darwin pour arriver à ce constat. Les schémas sont de très bons moyens de comprendre des idées complexes plus rapidement et de façon plus organisée. Deux autres schémas sont présents dans le livre.Cependant, à mon avis, les schémas pourraient être encore plus présents car la concentration du lecteur peut facilement se perdre dans les nombreuses inductions, déductions, contradictions et accords de ce livre. De plus, parfois un certain flou est laissé quand aux méthodes utilisées pour parvenir à des conclusions (exemple : P27L20 : « Darwin forge ce concept à partir d'une série d'observations factuelles, suivies <text:soft-page-break/>d'inductions et déductions[...] »), bien que cela ne soit pas primordial de connaître toutes les expériences de Darwin pour un public large.</text:p>
      <text:p text:style-name="P2">Lecointre s'attaque ensuite à son deuxième argument : l'importance du hasard dans la sélection naturelle et l'absence du programme stable dans le fonctionnement de l'espèce. Il met en faute la tendance de l'humain à rejeter le hasard pour l'idée selon laquelle une régularité première dirige les organismes. Pour appuyer ses arguments, l'auteur explique les avancées de la biologie moderne depuis que ces principes sont mis en places, en les pointant par des « Aujourd'hui, nous savons en effet [...] » (P49L18) et autres formules semblables. Ainsi si le lecteur n'est pas encore convaincu par les théories logiques, il ne peut nier les avancées pratiques que cela apporte. Il est important de préciser que, hormis le manque de clarté concernant les expériences de Darwin, l'auteur argumente tous ses propos de façon claire et organisée. Ainsi, nous retrouvons des numérotations d'observations, déductions et d'arguments bien schématisés (P28,P36) qui laissent peu voir pas de place à une contre-partie.</text:p>
      <text:p text:style-name="P2">De façon très naturelle, le zoologue passe de l'absence de « programme » à l'absence de « plan d'organisation » de l'évolution et à la décadence de l'importance du gène dans la biologie. Tous ces passages sont faits de manière très naturelle, de sorte que le lecteur ne les ressent pas comme des ruptures, mais bien comme des continuations logiques. Cette partie du livre est particulièrement riche en exemples (macaques japonais, baleines à bosses, orques, papillons, etc)</text:p>
      <text:p text:style-name="P2"/>
      <text:p text:style-name="P2">Une fois toutes ces notions expliquées, les troisième et quatrième sections concernent les enjeux de la bonne compréhension de la théorie de Darwin, d'abord au niveau de la société (section trois), puis au niveau de l'individu (section 4). C'est une manière très intelligente de conclure le livre, car le lecteur est amené à admettre ainsi que la bonne compréhension et application de Darwin n'est pas seulement importante au niveau des livres et encyclopédies ou d'une branche (réduite, pour l'intérêt d'un non-scientifique) de la biologie concernant l'évolution. Il s'agit d'une théorie très actuelle aujourd'hui, qui permet de faire avancer les recherches concernant la maladie du cancer. Les esprits plus scientifiques se retrouvent dans l'utilité de Darwin dans la recherche des origines de la vie. Certaines questions qui touchent directement le lecteur (les difficultés des femmes humaines à accoucher, la présence des tétons chez les hommes) viennent conclure ce livre, en y apportant des réponses claires, argumentées et précises. J'aurais, personnellement, apprécié une liste plus étendue des enjeux à la société, car je doute qu'ils se résument à trois domaines de recherche. De plus, je crois que ces enjeux peuvent sensibiliser un lecteur, peut-être, plus que tout autre argument.</text:p>
      <text:p text:style-name="P2"/>
      <text:p text:style-name="P2">En conclusion, cet ouvrage mérite la confiance de ses lecteurs souhaitant approfondir leurs connaissances en biologie. L'écriture naturelle, les arguments fondés et le fil clair des idées sont quelques uns des points forts de la lecture, ainsi qu'une aide apportée aux plus novices dans le domine de la biologie par le glossaire. Malgré quelques légères imprécisions, schémas manquants et parties qui auraient pu être plus poussées, ce livre est un moyen très accessible de comprendre la théorie de Darwin et les enjeux de sa bonne compréhension au sein de notre société actiu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zga Nikita</meta:initial-creator>
    <meta:creation-date>2017-04-30T12:23:23.93</meta:creation-date>
    <dc:date>2017-05-01T13:18:23.97</dc:date>
    <dc:creator>Bozga Nikita</dc:creator>
    <meta:editing-duration>PT23H9M29S</meta:editing-duration>
    <meta:editing-cycles>9</meta:editing-cycles>
    <meta:generator>OpenOffice/4.1.1$Win32 OpenOffice.org_project/411m6$Build-9775</meta:generator>
    <meta:document-statistic meta:table-count="0" meta:image-count="0" meta:object-count="0" meta:page-count="2" meta:paragraph-count="13" meta:word-count="1151" meta:character-count="7289"/>
  </office:meta>
</office:document-meta>
</file>